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. Le classifieur reconnait seulement les visages. Donc quand il s'agit de classer reconnaitre un homme juste par son corps (jambes et buste par exemple), il n'y arrive pas.</text:p>
      <text:p text:style-name="Standard">. De la même façon, on ne capture pas les hommes ou femme de dos (car on ne voir pas leur visage).</text:p>
      <text:p text:style-name="Standard"/>
      <text:p text:style-name="Standard">. Résultats:</text:p>
      <text:p text:style-name="Standard">Sur 500 images:</text:p>
      <text:list xml:id="list8263833687686515373" text:style-name="L1">
        <text:list-item>
          <text:p text:style-name="P1">Accuracy: 0,96</text:p>
        </text:list-item>
        <text:list-item>
          <text:p text:style-name="P1">Rappel (Homme): 0,49</text:p>
        </text:list-item>
        <text:list-item>
          <text:p text:style-name="P1">Rappel (Femme): 0,49</text:p>
        </text:list-item>
      </text:list>
      <text:p text:style-name="Standard"/>
      <text:p text:style-name="Standard">N.B: Les mesures de rappel sont tirées vers le bas à cause des photos contenant des fou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M16S</meta:editing-duration>
    <meta:editing-cycles>6</meta:editing-cycles>
    <meta:generator>OpenOffice/4.1.2$Win32 OpenOffice.org_project/412m3$Build-9782</meta:generator>
    <dc:date>2018-04-02T19:28:48.88</dc:date>
    <dc:creator>Arthur SULTAN</dc:creator>
    <meta:document-statistic meta:table-count="0" meta:image-count="0" meta:object-count="0" meta:page-count="1" meta:paragraph-count="8" meta:word-count="84" meta:character-count="445"/>
    <meta:user-defined meta:name="Info 1"/>
    <meta:user-defined meta:name="Info 2"/>
    <meta:user-defined meta:name="Info 3"/>
    <meta:user-defined meta:name="Info 4"/>
  </office:meta>
</office:document-meta>
</file>